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570c0" officeooo:paragraph-rsid="00172197"/>
    </style:style>
    <style:style style:name="P3" style:family="paragraph" style:parent-style-name="Text_20_body" style:list-style-name="L1">
      <style:text-properties officeooo:rsid="001570c0" officeooo:paragraph-rsid="0022c386"/>
    </style:style>
    <style:style style:name="P4" style:family="paragraph" style:parent-style-name="Text_20_body" style:list-style-name="L1">
      <style:text-properties officeooo:rsid="001570c0" officeooo:paragraph-rsid="00265443"/>
    </style:style>
    <style:style style:name="T1" style:family="text">
      <style:text-properties officeooo:rsid="00172197"/>
    </style:style>
    <style:style style:name="T2" style:family="text">
      <style:text-properties officeooo:rsid="00185c4c"/>
    </style:style>
    <style:style style:name="T3" style:family="text">
      <style:text-properties officeooo:rsid="0018eb7c"/>
    </style:style>
    <style:style style:name="T4" style:family="text">
      <style:text-properties officeooo:rsid="0019a876"/>
    </style:style>
    <style:style style:name="T5" style:family="text">
      <style:text-properties officeooo:rsid="001c4b56"/>
    </style:style>
    <style:style style:name="T6" style:family="text">
      <style:text-properties officeooo:rsid="001d9d37"/>
    </style:style>
    <style:style style:name="T7" style:family="text">
      <style:text-properties officeooo:rsid="001ec743"/>
    </style:style>
    <style:style style:name="T8" style:family="text">
      <style:text-properties officeooo:rsid="00207760"/>
    </style:style>
    <style:style style:name="T9" style:family="text">
      <style:text-properties officeooo:rsid="002192f3"/>
    </style:style>
    <style:style style:name="T10" style:family="text">
      <style:text-properties officeooo:rsid="00241f48"/>
    </style:style>
    <style:style style:name="T11" style:family="text">
      <style:text-properties officeooo:rsid="0024b70a"/>
    </style:style>
    <style:style style:name="T12" style:family="text">
      <style:text-properties officeooo:rsid="00265443"/>
    </style:style>
    <style:style style:name="T13" style:family="text">
      <style:text-properties officeooo:rsid="00297760"/>
    </style:style>
    <style:style style:name="T14" style:family="text">
      <style:text-properties officeooo:rsid="002a52d0"/>
    </style:style>
    <style:style style:name="T15" style:family="text">
      <style:text-properties officeooo:rsid="002b2153"/>
    </style:style>
    <style:style style:name="T16" style:family="text">
      <style:text-properties officeooo:rsid="002dc2f3"/>
    </style:style>
    <style:style style:name="T17" style:family="text">
      <style:text-properties officeooo:rsid="002e62dc"/>
    </style:style>
    <style:style style:name="T18" style:family="text">
      <style:text-properties officeooo:rsid="0030af67"/>
    </style:style>
    <style:style style:name="T19" style:family="text">
      <style:text-properties officeooo:rsid="0031d2eb"/>
    </style:style>
    <style:style style:name="T20" style:family="text">
      <style:text-properties officeooo:rsid="00347437"/>
    </style:style>
    <style:style style:name="T21" style:family="text">
      <style:text-properties officeooo:rsid="00353223"/>
    </style:style>
    <style:style style:name="T22" style:family="text">
      <style:text-properties officeooo:rsid="00373048"/>
    </style:style>
    <style:style style:name="T23" style:family="text">
      <style:text-properties officeooo:rsid="00378fc6"/>
    </style:style>
    <style:style style:name="T24" style:family="text">
      <style:text-properties officeooo:rsid="00380f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4:1-12</text:h>
      <text:h text:style-name="Heading_20_2" text:outline-level="2"><text:bookmark text:name="en-GNT-31315"/>Do Not Judge Others</text:h>
      <text:list xml:id="list603965783" text:style-name="L1">
        <text:list-item>
          <text:p text:style-name="P1">Welcome those who are weak in faith, but do not argue with them about their personal opinions. Some people's faith allows them to eat anything, but the person who is weak in the faith eats only vegetables. The person who will eat anything is not to despise the one who doesn't; while the one who eats only vegetables is not to pass judgment on the one who will eat anything; for God has accepted that person. Who are you to judge the servants of someone else? It is their own Master who will decide whether they succeed or fail. And they will succeed, because the Lord is able to make them succeed. Some people think that a certain day is more important than other days, while others think that all days are the same. We each should firmly make up our own minds. Those who think highly of a certain day do so in honor of the Lord; those who will eat anything do so in honor of the Lord, because they give thanks to God for the food. Those who refuse to eat certain things do so in honor of the Lord, and they give thanks to God. We do not live for ourselves only, and we do not die for ourselves only. If we live, it is for the Lord that we live, and if we die, it is for the Lord that we die. So whether we live or die, we belong to the Lord. For Christ died and rose to life in order to be the Lord of the living and of the dead. <text:bookmark text:name="en-GNT-31324"/>You then, who eat only vegetables—why do you pass judgment on others? And you who eat anything—why do you despise other believers? All of us will stand before God to be judged by him. <text:bookmark text:name="en-GNT-31325"/>For the scripture says, “As surely as I am the living God, says the Lord, everyone will kneel before me, and everyone will confess that I am God.”<text:bookmark text:name="en-GNT-31326"/> Every one of us, then, will have to give an account to God.</text:p>
        </text:list-item>
        <text:list-item>
          <text:p text:style-name="P2">These verses tell/show us how we’re all different and how our level of faith is different. <text:span text:style-name="T1">Hence, we should accept th</text:span><text:span text:style-name="T16">is</text:span><text:span text:style-name="T1"> fact </text:span><text:span text:style-name="T17">that we’re different</text:span><text:span text:style-name="T1"> and not judge others for being different. </text:span><text:span text:style-name="T2">We should welcome those with weak faith and not argue their opinions, by so doing we enhance the kingdom of heaven </text:span><text:span text:style-name="T3">(bringing more people to Christ)</text:span><text:span text:style-name="T2"> and with time their faith will grow strong.</text:span></text:p>
        </text:list-item>
        <text:list-item>
          <text:p text:style-name="P4">We can also decipher how faith <text:span text:style-name="T4">is a driver of</text:span> our actions. <text:span text:style-name="T5">Some other peoples faith makes them eat anything whilst others faith only allow them to eat vegetables. </text:span><text:span text:style-name="T8">Some others consider other days special and others consider all days equally special.</text:span><text:span text:style-name="T5"> </text:span><text:span text:style-name="T6">These different people should embrace each others difference</text:span><text:span text:style-name="T18">s</text:span><text:span text:style-name="T6"> but not judge each other for being different. </text:span><text:span text:style-name="T7">Only God can judge his people/creation/servants. It is God who will make people succeed or fail despite their differences.</text:span><text:span text:style-name="T8"> All </text:span><text:span text:style-name="T19">that</text:span><text:span text:style-name="T8"> </text:span><text:span text:style-name="T12">we do differently</text:span><text:span text:style-name="T8"> is done in honour of God, we’ve no right to judge </text:span><text:span text:style-name="T9">anyone.</text:span></text:p>
        </text:list-item>
        <text:list-item>
          <text:p text:style-name="P3"><text:span text:style-name="T10">We should not </text:span><text:span text:style-name="T20">only </text:span><text:span text:style-name="T10">live for ourselves but we should </text:span><text:span text:style-name="T21">also</text:span><text:span text:style-name="T10"> live for the Lord, it is for the Lord that we live or we die. </text:span><text:span text:style-name="T11">If we li</text:span><text:span text:style-name="T13">ve for ourselves we do what our faith allows us and if we also live for the Lord we’ll not judge others for doing what their faith allow</text:span><text:span text:style-name="T22">s</text:span><text:span text:style-name="T13"> them to do. </text:span><text:span text:style-name="T14">This allow</text:span><text:span text:style-name="T23">s</text:span><text:span text:style-name="T14"> us to live in hamorny </text:span><text:span text:style-name="T24">with each other </text:span><text:span text:style-name="T14">and please the Lord. </text:span><text:span text:style-name="T15">At the end, we’ll all kneel before the living God and give an account of our lives to him.</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2T07:37:55.983611819</meta:creation-date>
    <dc:date>2021-09-02T08:18:23.881572781</dc:date>
    <meta:editing-duration>PT40M12S</meta:editing-duration>
    <meta:editing-cycles>33</meta:editing-cycles>
    <meta:generator>LibreOffice/6.4.7.2$Linux_X86_64 LibreOffice_project/40$Build-2</meta:generator>
    <meta:document-statistic meta:table-count="0" meta:image-count="0" meta:object-count="0" meta:page-count="1" meta:paragraph-count="6" meta:word-count="607" meta:character-count="3140" meta:non-whitespace-character-count="2545"/>
  </office:meta>
</office:document-meta>
</file>